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64.5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0"/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96.46mm" svg:height="113.86mm" svg:x="1.74mm" svg:y="111.92mm">
            <loext:p draw:notify-on-update-of-ranges="Planilha1.A18:Planilha1.A23 Planilha1.B18:Planilha1.B23 Planilha1.K18:Planilha1.K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HEAPSORT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4" table:number-rows-spanned="1">
            <text:p>INSERTIONSORT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1° Execução</text:p>
          </table:table-cell>
          <table:table-cell office:value-type="string" calcext:value-type="string">
            <text:p>2° Execução</text:p>
          </table:table-cell>
          <table:table-cell office:value-type="string" calcext:value-type="string">
            <text:p>3° Execução</text:p>
          </table:table-cell>
          <table:table-cell office:value-type="string" calcext:value-type="string">
            <text:p>Tempo Médio</text:p>
          </table:table-cell>
          <table:table-cell table:number-columns-repeated="2"/>
          <table:table-cell office:value-type="string" calcext:value-type="string">
            <text:p>1° Execução</text:p>
          </table:table-cell>
          <table:table-cell office:value-type="string" calcext:value-type="string">
            <text:p>2° Execução</text:p>
          </table:table-cell>
          <table:table-cell office:value-type="string" calcext:value-type="string">
            <text:p>3° Execução</text:p>
          </table:table-cell>
          <table:table-cell office:value-type="string" calcext:value-type="string">
            <text:p>Tempo Médio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rada 1</text:p>
          </table:table-cell>
          <table:table-cell office:value-type="float" office:value="801" calcext:value-type="float">
            <text:p>801</text:p>
          </table:table-cell>
          <table:table-cell office:value-type="float" office:value="734" calcext:value-type="float">
            <text:p>734</text:p>
          </table:table-cell>
          <table:table-cell office:value-type="float" office:value="756" calcext:value-type="float">
            <text:p>756</text:p>
          </table:table-cell>
          <table:table-cell table:formula="of:=SUM([.B3:.D3])/3" office:value-type="float" office:value="763.666666666667" calcext:value-type="float">
            <text:p>763,6666666667</text:p>
          </table:table-cell>
          <table:table-cell/>
          <table:table-cell office:value-type="string" calcext:value-type="string">
            <text:p>Entrada 1</text:p>
          </table:table-cell>
          <table:table-cell table:style-name="ce3" office:value-type="float" office:value="7605" calcext:value-type="float">
            <text:p>7605,00</text:p>
          </table:table-cell>
          <table:table-cell table:style-name="ce3" office:value-type="float" office:value="9456" calcext:value-type="float">
            <text:p>9456,00</text:p>
          </table:table-cell>
          <table:table-cell table:style-name="ce3" office:value-type="float" office:value="8041" calcext:value-type="float">
            <text:p>8041,00</text:p>
          </table:table-cell>
          <table:table-cell table:formula="of:=SUM([.H3:.J3])/3" office:value-type="float" office:value="8367.33333333333" calcext:value-type="float">
            <text:p>8367,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rada 2</text:p>
          </table:table-cell>
          <table:table-cell office:value-type="float" office:value="789" calcext:value-type="float">
            <text:p>789</text:p>
          </table:table-cell>
          <table:table-cell office:value-type="float" office:value="716" calcext:value-type="float">
            <text:p>716</text:p>
          </table:table-cell>
          <table:table-cell office:value-type="float" office:value="600" calcext:value-type="float">
            <text:p>600</text:p>
          </table:table-cell>
          <table:table-cell table:formula="of:=SUM([.B4:.D4])/3" office:value-type="float" office:value="701.666666666667" calcext:value-type="float">
            <text:p>701,6666666667</text:p>
          </table:table-cell>
          <table:table-cell/>
          <table:table-cell office:value-type="string" calcext:value-type="string">
            <text:p>Entrada 2</text:p>
          </table:table-cell>
          <table:table-cell table:style-name="ce3" office:value-type="float" office:value="9220" calcext:value-type="float">
            <text:p>9220,00</text:p>
          </table:table-cell>
          <table:table-cell table:style-name="ce3" office:value-type="float" office:value="8015" calcext:value-type="float">
            <text:p>8015,00</text:p>
          </table:table-cell>
          <table:table-cell table:style-name="ce3" office:value-type="float" office:value="9223" calcext:value-type="float">
            <text:p>9223,00</text:p>
          </table:table-cell>
          <table:table-cell table:formula="of:=SUM([.H4:.J4])/3" office:value-type="float" office:value="8819.33333333333" calcext:value-type="float">
            <text:p>8819,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rada 3</text:p>
          </table:table-cell>
          <table:table-cell office:value-type="float" office:value="843" calcext:value-type="float">
            <text:p>843</text:p>
          </table:table-cell>
          <table:table-cell office:value-type="float" office:value="788" calcext:value-type="float">
            <text:p>788</text:p>
          </table:table-cell>
          <table:table-cell office:value-type="float" office:value="757" calcext:value-type="float">
            <text:p>757</text:p>
          </table:table-cell>
          <table:table-cell table:formula="of:=SUM([.B5:.D5])/3" office:value-type="float" office:value="796" calcext:value-type="float">
            <text:p>796</text:p>
          </table:table-cell>
          <table:table-cell/>
          <table:table-cell office:value-type="string" calcext:value-type="string">
            <text:p>Entrada 3</text:p>
          </table:table-cell>
          <table:table-cell table:style-name="ce3" office:value-type="float" office:value="19708" calcext:value-type="float">
            <text:p>19708,00</text:p>
          </table:table-cell>
          <table:table-cell table:style-name="ce3" office:value-type="float" office:value="19291" calcext:value-type="float">
            <text:p>19291,00</text:p>
          </table:table-cell>
          <table:table-cell table:style-name="ce3" office:value-type="float" office:value="17163" calcext:value-type="float">
            <text:p>17163,00</text:p>
          </table:table-cell>
          <table:table-cell table:formula="of:=SUM([.H5:.J5])/3" office:value-type="float" office:value="18720.6666666667" calcext:value-type="float">
            <text:p>18720,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rada 4</text:p>
          </table:table-cell>
          <table:table-cell office:value-type="float" office:value="742" calcext:value-type="float">
            <text:p>742</text:p>
          </table:table-cell>
          <table:table-cell office:value-type="float" office:value="642" calcext:value-type="float">
            <text:p>642</text:p>
          </table:table-cell>
          <table:table-cell office:value-type="float" office:value="886" calcext:value-type="float">
            <text:p>886</text:p>
          </table:table-cell>
          <table:table-cell table:formula="of:=SUM([.B6:.D6])/3" office:value-type="float" office:value="756.666666666667" calcext:value-type="float">
            <text:p>756,6666666667</text:p>
          </table:table-cell>
          <table:table-cell/>
          <table:table-cell office:value-type="string" calcext:value-type="string">
            <text:p>Entrada 4</text:p>
          </table:table-cell>
          <table:table-cell office:value-type="float" office:value="13316" calcext:value-type="float">
            <text:p>13316</text:p>
          </table:table-cell>
          <table:table-cell office:value-type="float" office:value="17942" calcext:value-type="float">
            <text:p>17942</text:p>
          </table:table-cell>
          <table:table-cell office:value-type="float" office:value="14316" calcext:value-type="float">
            <text:p>14316</text:p>
          </table:table-cell>
          <table:table-cell table:formula="of:=SUM([.H6:.J6])/3" office:value-type="float" office:value="15191.3333333333" calcext:value-type="float">
            <text:p>15191,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rada 5</text:p>
          </table:table-cell>
          <table:table-cell office:value-type="float" office:value="18928" calcext:value-type="float">
            <text:p>18928</text:p>
          </table:table-cell>
          <table:table-cell office:value-type="float" office:value="25641" calcext:value-type="float">
            <text:p>25641</text:p>
          </table:table-cell>
          <table:table-cell office:value-type="float" office:value="24027" calcext:value-type="float">
            <text:p>24027</text:p>
          </table:table-cell>
          <table:table-cell table:formula="of:=SUM([.B7:.D7])/3" office:value-type="float" office:value="22865.3333333333" calcext:value-type="float">
            <text:p>22865,3333333333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trada 1</text:p>
          </table:table-cell>
          <table:table-cell office:value-type="string" calcext:value-type="string">
            <text:p>pib_com_plano_diretor-2010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trada 2</text:p>
          </table:table-cell>
          <table:table-cell office:value-type="string" calcext:value-type="string">
            <text:p>pib_sem_plano_diretor-2010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trada 3</text:p>
          </table:table-cell>
          <table:table-cell office:value-type="string" calcext:value-type="string">
            <text:p>populacao_com_plano_diretor-2010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trada 4</text:p>
          </table:table-cell>
          <table:table-cell office:value-type="string" calcext:value-type="string">
            <text:p>populacao_sem_plano_diretor-2010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trada 5</text:p>
          </table:table-cell>
          <table:table-cell office:value-type="string" calcext:value-type="string">
            <text:p>nomes_dos_municipios.txt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 table:number-columns-spanned="11" table:number-rows-spanned="1">
            <text:p>EXECUÇÃO EM PYTHON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4" table:number-rows-spanned="1">
            <text:p>HEAPSORT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4" table:number-rows-spanned="1">
            <text:p>INSERTIONSORT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1° Execução</text:p>
          </table:table-cell>
          <table:table-cell office:value-type="string" calcext:value-type="string">
            <text:p>2° Execução</text:p>
          </table:table-cell>
          <table:table-cell office:value-type="string" calcext:value-type="string">
            <text:p>3° Execução</text:p>
          </table:table-cell>
          <table:table-cell office:value-type="string" calcext:value-type="string">
            <text:p>Tempo Médio</text:p>
          </table:table-cell>
          <table:table-cell table:number-columns-repeated="2"/>
          <table:table-cell office:value-type="string" calcext:value-type="string">
            <text:p>1° Execução</text:p>
          </table:table-cell>
          <table:table-cell office:value-type="string" calcext:value-type="string">
            <text:p>2° Execução</text:p>
          </table:table-cell>
          <table:table-cell office:value-type="string" calcext:value-type="string">
            <text:p>3° Execução</text:p>
          </table:table-cell>
          <table:table-cell office:value-type="string" calcext:value-type="string">
            <text:p>Tempo Médio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rada 1</text:p>
          </table:table-cell>
          <table:table-cell table:style-name="ce2" office:value-type="float" office:value="0.038071" calcext:value-type="float">
            <text:p>0,038071</text:p>
          </table:table-cell>
          <table:table-cell table:style-name="ce2" office:value-type="float" office:value="0.03847" calcext:value-type="float">
            <text:p>0,038470</text:p>
          </table:table-cell>
          <table:table-cell table:style-name="ce2" office:value-type="float" office:value="0.038068" calcext:value-type="float">
            <text:p>0,038068</text:p>
          </table:table-cell>
          <table:table-cell table:style-name="ce2" table:formula="of:=SUM([.B18:.D18])/3" office:value-type="float" office:value="0.038203" calcext:value-type="float">
            <text:p>0,038203</text:p>
          </table:table-cell>
          <table:table-cell/>
          <table:table-cell office:value-type="string" calcext:value-type="string">
            <text:p>Entrada 1</text:p>
          </table:table-cell>
          <table:table-cell table:style-name="ce2" office:value-type="float" office:value="1.070535" calcext:value-type="float">
            <text:p>1,070535</text:p>
          </table:table-cell>
          <table:table-cell table:style-name="ce2" office:value-type="float" office:value="1.112234" calcext:value-type="float">
            <text:p>1,112234</text:p>
          </table:table-cell>
          <table:table-cell table:style-name="ce2" office:value-type="float" office:value="1.074357" calcext:value-type="float">
            <text:p>1,074357</text:p>
          </table:table-cell>
          <table:table-cell table:style-name="ce2" table:formula="of:=SUM([.H18:.J18])/3" office:value-type="float" office:value="1.08570866666667" calcext:value-type="float">
            <text:p>1,0857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rada 2</text:p>
          </table:table-cell>
          <table:table-cell table:style-name="ce2" office:value-type="float" office:value="0.03953" calcext:value-type="float">
            <text:p>0,039530</text:p>
          </table:table-cell>
          <table:table-cell table:style-name="ce2" office:value-type="float" office:value="0.0386" calcext:value-type="float">
            <text:p>0,038600</text:p>
          </table:table-cell>
          <table:table-cell table:style-name="ce2" office:value-type="float" office:value="0.03908" calcext:value-type="float">
            <text:p>0,039080</text:p>
          </table:table-cell>
          <table:table-cell table:style-name="ce2" table:formula="of:=SUM([.B19:.D19])/3" office:value-type="float" office:value="0.03907" calcext:value-type="float">
            <text:p>0,039070</text:p>
          </table:table-cell>
          <table:table-cell/>
          <table:table-cell office:value-type="string" calcext:value-type="string">
            <text:p>Entrada 2</text:p>
          </table:table-cell>
          <table:table-cell table:style-name="ce2" office:value-type="float" office:value="0.985276" calcext:value-type="float">
            <text:p>0,985276</text:p>
          </table:table-cell>
          <table:table-cell table:style-name="ce2" office:value-type="float" office:value="0.948626" calcext:value-type="float">
            <text:p>0,948626</text:p>
          </table:table-cell>
          <table:table-cell table:style-name="ce2" office:value-type="float" office:value="0.943442" calcext:value-type="float">
            <text:p>0,943442</text:p>
          </table:table-cell>
          <table:table-cell table:style-name="ce2" table:formula="of:=SUM([.H19:.J19])/3" office:value-type="float" office:value="0.959114666666667" calcext:value-type="float">
            <text:p>0,9591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rada 3</text:p>
          </table:table-cell>
          <table:table-cell table:style-name="ce2" office:value-type="float" office:value="0.0669491291046" calcext:value-type="float">
            <text:p>0,066949</text:p>
          </table:table-cell>
          <table:table-cell office:value-type="float" office:value="0.0479419231415" calcext:value-type="float">
            <text:p>0,0479419231</text:p>
          </table:table-cell>
          <table:table-cell table:style-name="ce2" office:value-type="float" office:value="0.03822" calcext:value-type="float">
            <text:p>0,038220</text:p>
          </table:table-cell>
          <table:table-cell table:style-name="ce2" table:formula="of:=SUM([.B20:.D20])/3" office:value-type="float" office:value="0.0510370174153667" calcext:value-type="float">
            <text:p>0,051037</text:p>
          </table:table-cell>
          <table:table-cell/>
          <table:table-cell office:value-type="string" calcext:value-type="string">
            <text:p>Entrada 3</text:p>
          </table:table-cell>
          <table:table-cell table:style-name="ce2" office:value-type="float" office:value="0.8816" calcext:value-type="float">
            <text:p>0,881600</text:p>
          </table:table-cell>
          <table:table-cell table:style-name="ce2" office:value-type="float" office:value="0.875343" calcext:value-type="float">
            <text:p>0,875343</text:p>
          </table:table-cell>
          <table:table-cell table:style-name="ce2" office:value-type="float" office:value="0.874534" calcext:value-type="float">
            <text:p>0,874534</text:p>
          </table:table-cell>
          <table:table-cell table:style-name="ce2" table:formula="of:=SUM([.H20:.J20])/3" office:value-type="float" office:value="0.877159" calcext:value-type="float">
            <text:p>0,877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rada 4</text:p>
          </table:table-cell>
          <table:table-cell table:style-name="ce2" office:value-type="float" office:value="0.03923" calcext:value-type="float">
            <text:p>0,039230</text:p>
          </table:table-cell>
          <table:table-cell table:style-name="ce2" office:value-type="float" office:value="0.03894" calcext:value-type="float">
            <text:p>0,038940</text:p>
          </table:table-cell>
          <table:table-cell table:style-name="ce2" office:value-type="float" office:value="0.037851" calcext:value-type="float">
            <text:p>0,037851</text:p>
          </table:table-cell>
          <table:table-cell table:style-name="ce2" table:formula="of:=SUM([.B21:.D21])/3" office:value-type="float" office:value="0.0386736666666667" calcext:value-type="float">
            <text:p>0,038674</text:p>
          </table:table-cell>
          <table:table-cell/>
          <table:table-cell office:value-type="string" calcext:value-type="string">
            <text:p>Entrada 4</text:p>
          </table:table-cell>
          <table:table-cell table:style-name="ce2" office:value-type="float" office:value="0.83065" calcext:value-type="float">
            <text:p>0,830650</text:p>
          </table:table-cell>
          <table:table-cell table:style-name="ce2" office:value-type="float" office:value="0.84559" calcext:value-type="float">
            <text:p>0,845590</text:p>
          </table:table-cell>
          <table:table-cell table:style-name="ce2" office:value-type="float" office:value="0.82147" calcext:value-type="float">
            <text:p>0,821470</text:p>
          </table:table-cell>
          <table:table-cell table:style-name="ce2" table:formula="of:=SUM([.H21:.J21])/3" office:value-type="float" office:value="0.83257" calcext:value-type="float">
            <text:p>0,8325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rada 5</text:p>
          </table:table-cell>
          <table:table-cell table:style-name="ce2" office:value-type="float" office:value="0.08364" calcext:value-type="float">
            <text:p>0,083640</text:p>
          </table:table-cell>
          <table:table-cell table:style-name="ce2" office:value-type="float" office:value="0.08408" calcext:value-type="float">
            <text:p>0,084080</text:p>
          </table:table-cell>
          <table:table-cell table:style-name="ce2" office:value-type="float" office:value="0.08528" calcext:value-type="float">
            <text:p>0,085280</text:p>
          </table:table-cell>
          <table:table-cell table:style-name="ce2" table:formula="of:=SUM([.B22:.D22])/3" office:value-type="float" office:value="0.0843333333333333" calcext:value-type="float">
            <text:p>0,084333</text:p>
          </table:table-cell>
          <table:table-cell/>
          <table:table-cell office:value-type="string" calcext:value-type="string">
            <text:p>Entrada 5</text:p>
          </table:table-cell>
          <table:table-cell table:style-name="ce2" office:value-type="float" office:value="3.16838" calcext:value-type="float">
            <text:p>3,168380</text:p>
          </table:table-cell>
          <table:table-cell table:style-name="ce2" office:value-type="float" office:value="3.267398" calcext:value-type="float">
            <text:p>3,267398</text:p>
          </table:table-cell>
          <table:table-cell table:style-name="ce2" office:value-type="float" office:value="3.181852" calcext:value-type="float">
            <text:p>3,181852</text:p>
          </table:table-cell>
          <table:table-cell table:style-name="ce2" table:formula="of:=SUM([.H22:.J22])/3" office:value-type="float" office:value="3.20587666666667" calcext:value-type="float">
            <text:p>3,2058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rada 6</text:p>
          </table:table-cell>
          <table:table-cell office:value-type="float" office:value="0.103683" calcext:value-type="float">
            <text:p>0,103683</text:p>
          </table:table-cell>
          <table:table-cell office:value-type="float" office:value="0.094135" calcext:value-type="float">
            <text:p>0,094135</text:p>
          </table:table-cell>
          <table:table-cell office:value-type="float" office:value="0.099869" calcext:value-type="float">
            <text:p>0,099869</text:p>
          </table:table-cell>
          <table:table-cell table:style-name="ce2" table:formula="of:=SUM([.B23:.D23])/3" office:value-type="float" office:value="0.099229" calcext:value-type="float">
            <text:p>0,099229</text:p>
          </table:table-cell>
          <table:table-cell/>
          <table:table-cell office:value-type="string" calcext:value-type="string">
            <text:p>Entrada 6</text:p>
          </table:table-cell>
          <table:table-cell office:value-type="float" office:value="0.003091" calcext:value-type="float">
            <text:p>0,003091</text:p>
          </table:table-cell>
          <table:table-cell office:value-type="float" office:value="0.002059" calcext:value-type="float">
            <text:p>0,002059</text:p>
          </table:table-cell>
          <table:table-cell office:value-type="float" office:value="0.001566" calcext:value-type="float">
            <text:p>0,001566</text:p>
          </table:table-cell>
          <table:table-cell table:style-name="ce2" table:formula="of:=SUM([.H23:.J23])/3" office:value-type="float" office:value="0.00223866666666667" calcext:value-type="float">
            <text:p>0,00223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4" loext:min-decimal-places="4" number:min-integer-digits="2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2">00/00/0000</text:date>, <text:time style:data-style-name="N2" text:time-value="08:28:11.23712223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7T19:28:20.757437607</meta:creation-date>
    <dc:date>2017-09-22T08:31:49.647573743</dc:date>
    <meta:editing-duration>PT4H35M47S</meta:editing-duration>
    <meta:editing-cycles>6</meta:editing-cycles>
    <meta:generator>LibreOffice/5.1.6.2$Linux_X86_64 LibreOffice_project/10m0$Build-2</meta:generator>
    <meta:document-statistic meta:table-count="1" meta:cell-count="1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symbol-type="automatic" chart:symbol-width="0.175cm" chart:symbol-height="0.17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647cm" svg:height="11.387cm" xlink:href=".." xlink:type="simple" chart:class="chart:bar" chart:style-name="ch1">
        <chart:title svg:x="5.31cm" svg:y="0.362cm" chart:style-name="ch2">
          <text:p>Tempo de execução Heapsort e Insertionsort</text:p>
        </chart:title>
        <chart:legend chart:legend-position="end" svg:x="16.866cm" svg:y="5.118cm" style:legend-expansion="high" chart:style-name="ch3"/>
        <chart:plot-area chart:style-name="ch4" table:cell-range-address="Planilha1.A18:Planilha1.B23 Planilha1.K18:Planilha1.K23" chart:data-source-has-labels="both" svg:x="1.396cm" svg:y="1.38cm" svg:width="15.078cm" svg:height="9.78cm">
          <chartooo:coordinate-region svg:x="3.219cm" svg:y="1.593cm" svg:width="13.255cm" svg:height="8.893cm"/>
          <chart:axis chart:dimension="x" chart:name="primary-x" chart:style-name="ch5" chartooo:axis-type="auto">
            <chartooo:date-scale/>
            <chart:categories table:cell-range-address="Planilha1.A18:Planilha1.A23"/>
          </chart:axis>
          <chart:axis chart:dimension="y" chart:name="primary-y" chart:style-name="ch6">
            <chart:title svg:x="0.451cm" svg:y="7.204cm" chart:style-name="ch7">
              <text:p>Tempo (ms)</text:p>
            </chart:title>
            <chart:grid chart:style-name="ch8" chart:class="major"/>
          </chart:axis>
          <chart:series chart:style-name="ch9" chart:values-cell-range-address="Planilha1.B18:Planilha1.B23" loext:label-string="heapsort" chart:class="chart:bar">
            <chart:data-point chart:repeated="6"/>
          </chart:series>
          <chart:series chart:style-name="ch10" chart:values-cell-range-address="Planilha1.K18:Planilha1.K23" loext:label-string="insertionsort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psort</text:p>
              </table:table-cell>
              <table:table-cell office:value-type="string">
                <text:p>insertionsort</text:p>
              </table:table-cell>
            </table:table-row>
          </table:table-header-rows>
          <table:table-rows>
            <table:table-row>
              <table:table-cell office:value-type="string">
                <text:p>Entrada 1</text:p>
                <draw:g>
                  <svg:desc>Planilha1.A18:Planilha1.A23</svg:desc>
                </draw:g>
              </table:table-cell>
              <table:table-cell office:value-type="float" office:value="0.038071">
                <text:p>0.038071</text:p>
                <draw:g>
                  <svg:desc>Planilha1.B18:Planilha1.B23</svg:desc>
                </draw:g>
              </table:table-cell>
              <table:table-cell office:value-type="float" office:value="1.08570866666667">
                <text:p>1.08570866666667</text:p>
                <draw:g>
                  <svg:desc>Planilha1.K18:Planilha1.K23</svg:desc>
                </draw:g>
              </table:table-cell>
            </table:table-row>
            <table:table-row>
              <table:table-cell office:value-type="string">
                <text:p>Entrada 2</text:p>
              </table:table-cell>
              <table:table-cell office:value-type="float" office:value="0.03953">
                <text:p>0.03953</text:p>
              </table:table-cell>
              <table:table-cell office:value-type="float" office:value="0.959114666666667">
                <text:p>0.959114666666667</text:p>
              </table:table-cell>
            </table:table-row>
            <table:table-row>
              <table:table-cell office:value-type="string">
                <text:p>Entrada 3</text:p>
              </table:table-cell>
              <table:table-cell office:value-type="float" office:value="0.0669491291046">
                <text:p>0.0669491291046</text:p>
              </table:table-cell>
              <table:table-cell office:value-type="float" office:value="0.877159">
                <text:p>0.877159</text:p>
              </table:table-cell>
            </table:table-row>
            <table:table-row>
              <table:table-cell office:value-type="string">
                <text:p>Entrada 4</text:p>
              </table:table-cell>
              <table:table-cell office:value-type="float" office:value="0.03923">
                <text:p>0.03923</text:p>
              </table:table-cell>
              <table:table-cell office:value-type="float" office:value="0.83257">
                <text:p>0.83257</text:p>
              </table:table-cell>
            </table:table-row>
            <table:table-row>
              <table:table-cell office:value-type="string">
                <text:p>Entrada 5</text:p>
              </table:table-cell>
              <table:table-cell office:value-type="float" office:value="0.08364">
                <text:p>0.08364</text:p>
              </table:table-cell>
              <table:table-cell office:value-type="float" office:value="3.20587666666667">
                <text:p>3.20587666666667</text:p>
              </table:table-cell>
            </table:table-row>
            <table:table-row>
              <table:table-cell office:value-type="string">
                <text:p>Entrada 6</text:p>
              </table:table-cell>
              <table:table-cell office:value-type="float" office:value="0.103683">
                <text:p>0.103683</text:p>
              </table:table-cell>
              <table:table-cell office:value-type="float" office:value="0.00223866666666667">
                <text:p>0.002238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